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D80000012007F7B12AE532FD05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1eb47a"/>
    </style:style>
    <style:style style:name="P2" style:family="paragraph" style:parent-style-name="Header">
      <style:paragraph-properties fo:text-align="end" style:justify-single-word="false"/>
      <style:text-properties fo:font-size="11pt" fo:font-style="italic" officeooo:paragraph-rsid="001eb47a" style:font-size-asian="11pt" style:font-style-asian="italic" style:font-size-complex="11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eb47a" officeooo:paragraph-rsid="001eb47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eb47a"/>
    </style:style>
    <style:style style:name="T1" style:family="text">
      <style:text-properties officeooo:rsid="00121320"/>
    </style:style>
    <style:style style:name="T2" style:family="text">
      <style:text-properties officeooo:rsid="001eb47a"/>
    </style:style>
    <style:style style:name="T3" style:family="text">
      <style:text-properties fo:font-size="11pt" fo:font-style="italic" officeooo:rsid="001eb47a" style:font-size-asian="11pt" style:font-style-asian="italic" style:font-size-complex="11pt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frame draw:style-name="fr1" draw:name="Imagen1" text:anchor-type="char" svg:width="17cm" svg:height="22.666cm" draw:z-index="0"><draw:image xlink:href="Pictures/1000000000000D80000012007F7B12AE532FD051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1pt" fo:font-style="italic" officeooo:paragraph-rsid="001eb47a" style:font-size-asian="11pt" style:font-style-asian="italic" style:font-size-complex="11pt" style:font-style-complex="italic"/>
    </style:style>
    <style:style style:name="MP2" style:family="paragraph" style:parent-style-name="Footer">
      <style:paragraph-properties fo:text-align="end" style:justify-single-word="false"/>
      <style:text-properties officeooo:paragraph-rsid="001eb47a"/>
    </style:style>
    <style:style style:name="MT1" style:family="text">
      <style:text-properties officeooo:rsid="00121320"/>
    </style:style>
    <style:style style:name="MT2" style:family="text">
      <style:text-properties officeooo:rsid="001eb47a"/>
    </style:style>
    <style:style style:name="MT3" style:family="text">
      <style:text-properties fo:font-size="11pt" fo:font-style="italic" officeooo:rsid="001eb47a" style:font-size-asian="11pt" style:font-style-asian="italic" style:font-size-complex="11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Programación concurrente - <text:span text:style-name="MT1">Capítulo</text:span> 1 - <text:span text:style-name="MT2">Anexo: Grafos de precedencia y COBEGIN/COEND</text:span></text:p>
      </style:header>
      <style:footer>
        <text:p text:style-name="MP2"><text:span text:style-name="MT3">página </text:span><text:span text:style-name="MT3"><text:page-number text:select-page="current">1</text:page-number></text:span><text:span text:style-name="MT3"><text:s/>de 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23:28:28.779002704</meta:creation-date>
    <dc:date>2022-02-23T23:38:41.032296274</dc:date>
    <meta:editing-duration>PT6M36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2" meta:word-count="16" meta:character-count="97" meta:non-whitespace-character-count="83"/>
  </office:meta>
</office:document-meta>
</file>